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text-properties style:font-name="Courier New" fo:font-size="12pt" style:font-size-asian="12pt" style:font-size-complex="12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Ari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weight="normal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 fo:break-before="page"/>
      <style:text-properties style:use-window-font-color="true" style:font-name="Courier New" fo:font-weight="normal" style:font-weight-asian="normal" style:font-weight-complex="normal"/>
    </style:style>
    <style:style style:name="P16" style:family="paragraph" style:parent-style-name="Heading_20_1">
      <style:paragraph-properties fo:text-align="center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Analysis of the iris Data</text:h>
      <text:p text:style-name="P2"/>
      <text:p text:style-name="P3">Created on \Sexpr{date()} </text:p>
      <text:p text:style-name="P1"/>
      <text:p text:style-name="P1">(Notice that the since the Sexpr was bolded, the result is bolded. Don't <text:span text:style-name="T1">ha</text:span>lf-bold the command, it will throw and error in R since xml and R code would be inter-mixed. This is also true of code chunks, so be careful how you copy and paste.)</text:p>
      <text:p text:style-name="Standard"/>
      <text:p text:style-name="P4">&lt;&lt;loadLibs,echo=FALSE,results=hide&gt;&gt;=</text:p>
      <text:p text:style-name="P4"># I usually load the libraries first so that any output produced by loading the library does not end up in the document</text:p>
      <text:p text:style-name="P4">library(MASS)</text:p>
      <text:p text:style-name="P4">library(lattice)</text:p>
      <text:p text:style-name="P4">library(grid)</text:p>
      <text:p text:style-name="P4">data(iris)</text:p>
      <text:p text:style-name="P4">@</text:p>
      <text:p text:style-name="P4"/>
      <text:p text:style-name="P6">To mimic the R documentation of the iris data,</text:p>
      <text:p text:style-name="P6"/>
      <text:p text:style-name="P8">This famous (Fisher's or Anderson's) iris data set gives the measurements in centimeters of the variables sepal length and width and petal length and width, respectively, for \Sexpr{dim(iris)[1]/3} flowers from each of \Sexpr{length(levels(iris$Species))} species of iris. <text:s/>The species are \Sexpr{paste(levels(iris$Species), collapse = ", ")}.</text:p>
      <text:p text:style-name="P8"/>
      <text:p text:style-name="P10">I like lists (not really). Here is a bulleted list of the species:</text:p>
      <text:p text:style-name="P4">&lt;&lt;showOutputList,echo=FALSE,results=xml&gt;&gt;=</text:p>
      <text:p text:style-name="P4"><text:s text:c="3"/>odfItemize(levells(iris$Species))</text:p>
      <text:p text:style-name="P11">@</text:p>
      <text:p text:style-name="P11"/>
      <text:p text:style-name="P12"/>
      <text:p text:style-name="P11"/>
      <text:p text:style-name="P15"/>
      <text:p text:style-name="P14">We can make a fancy plot of the data using lattice and insert that into the document.</text:p>
      <text:p text:style-name="P14"/>
      <text:p text:style-name="P5">&lt;&lt;irisSplom,echo=FALSE,results=hide, fig = TRUE&gt;&gt;=</text:p>
      <text:p text:style-name="P5"><text:s text:c="3"/>trellis.par.set(col.whitebg(), warn = FALSE)</text:p>
      <text:p text:style-name="P5"><text:s text:c="3"/>out &lt;- splom(iris[,-5], </text:p>
      <text:p text:style-name="P5"><text:s text:c="6"/>groups = iris$Species,</text:p>
      <text:p text:style-name="P5"><text:s text:c="6"/>pscales = 0, </text:p>
      <text:p text:style-name="P5"><text:s text:c="6"/>auto.key = list(columns = 3))</text:p>
      <text:p text:style-name="P5"><text:s text:c="3"/>print(out)</text:p>
      <text:p text:style-name="P13">@</text:p>
      <text:p text:style-name="P7"/>
      <text:p text:style-name="P14">We can also create a table of the correlation matrix for the virginica species:</text:p>
      <text:p text:style-name="P14"/>
      <text:p text:style-name="P4">&lt;&lt;corrTable,echo=FALSE,results=xml&gt;&gt;=</text:p>
      <text:p text:style-name="P4"><text:s text:c="3"/>odfTable(</text:p>
      <text:p text:style-name="P4"><text:s text:c="7"/>cor(iris[iris$Species == "virginica",-5]),</text:p>
      <text:p text:style-name="P4"><text:s text:c="6"/>digits = 3)</text:p>
      <text:p text:style-name="P11">@</text:p>
      <text:p text:style-name="P11"/>
      <text:p text:style-name="P14">or show the means (ignoring species):</text:p>
      <text:p text:style-name="P14"/>
      <text:p text:style-name="P4">&lt;&lt;meanTable,echo=FALSE,results=xml&gt;&gt;=</text:p>
      <text:p text:style-name="P4"><text:s text:c="3"/>irisMeans &lt;- as.data.frame(lapply(iris[,-5], mean))</text:p>
      <text:p text:style-name="P4"><text:s text:c="3"/>odfTable(</text:p>
      <text:p text:style-name="P4"><text:s text:c="6"/>irisMeans,</text:p>
      <text:p text:style-name="P4"><text:s text:c="6"/>useRowNames = FALSE,</text:p>
      <text:p text:style-name="P4"><text:s text:c="6"/>digits = 3)</text:p>
      <text:p text:style-name="P11">@</text:p>
      <text:p text:style-name="P11"/>
      <text:p text:style-name="P14">Here is an example of changing the formatting within a table. Let's make the font red for the minimum mean value:</text:p>
      <text:p text:style-name="P14"/>
      <text:p text:style-name="P4">&lt;&lt;meanTable2,echo=FALSE,results=xml&gt;&gt;=</text:p>
      <text:p text:style-name="P4"><text:s text:c="3"/># get the styles that would be used</text:p>
      <text:p text:style-name="P4"><text:s text:c="3"/>newStyles &lt;- tableStyles(irisMeans, useRowNames = FALSE ,header = names(irisMeans))</text:p>
      <text:p text:style-name="P4"><text:s text:c="3"/># change the minimum mean cell text style. To see the list</text:p>
      <text:p text:style-name="P4"><text:s text:c="3"/># of available styles, use getStyleDefs()</text:p>
      <text:p text:style-name="P4"><text:s text:c="3"/>newStyles$text[,which.min(irisMeans)] &lt;- "ArialHighlight"</text:p>
      <text:p text:style-name="P4"><text:s text:c="3"/>odfTable(</text:p>
      <text:p text:style-name="P4"><text:s text:c="6"/>irisMeans,</text:p>
      <text:p text:style-name="P4"><text:s text:c="6"/>useRowNames = FALSE,</text:p>
      <text:p text:style-name="P4"><text:s text:c="6"/>digits = 3,</text:p>
      <text:p text:style-name="P4"><text:s text:c="6"/>styles = newStyles)</text:p>
      <text:p text:style-name="P11">@</text:p>
      <text:p text:style-name="P14"/>
      <text:p text:style-name="P14">To process this file, you might use:</text:p>
      <text:p text:style-name="P11"/>
      <text:p text:style-name="P9">library(odfWeave)</text:p>
      <text:p text:style-name="P9">odfWeave("/path/to/simple.odt", "/path/to/output.odt")</text:p>
      <text:p text:style-name="P11"><text:soft-page-break/></text:p>
      <text:p text:style-name="P14">and that produces the final odt file.</text:p>
      <text:p text:style-name="P14"/>
      <text:p text:style-name="P14">The following R packages were loaded when this analysis was run:</text:p>
      <text:p text:style-name="P4">&lt;&lt;pkgList,echo=FALSE,results=xml&gt;&gt;=</text:p>
      <text:p text:style-name="P4"><text:s text:c="3"/>odfTable(pkgVersions(type = "matrix"))</text:p>
      <text:p text:style-name="P4">@</text:p>
      <text:p text:style-name="P11"><text:s text:c="3"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98in" fo:margin-bottom="0.6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\Sexpr{listString(letters[1:5])}</dc:title>
    <meta:creation-date>2006-02-07T21:24:10</meta:creation-date>
    <dc:date>2010-07-23T16:36:58</dc:date>
    <dc:language>en-US</dc:language>
    <meta:editing-cycles>104</meta:editing-cycles>
    <meta:editing-duration>PT16H39M52S</meta:editing-duration>
    <meta:document-statistic meta:table-count="0" meta:image-count="0" meta:object-count="0" meta:page-count="3" meta:paragraph-count="61" meta:word-count="341" meta:character-count="2559"/>
    <dc:creator>Ernesto Jardim</dc:creator>
    <meta:user-defined meta:name="Info 1"/>
    <meta:user-defined meta:name="Info 2"/>
    <meta:user-defined meta:name="Info 3"/>
    <meta:user-defined meta:name="Info 4"/>
  </office:meta>
</office:document-meta>
</file>